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m_su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36.472808776246" calcext:value-type="float">
            <text:p>36.472808776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43.487447251791" calcext:value-type="float">
            <text:p>43.48744725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39.314445532616" calcext:value-type="float">
            <text:p>39.31444553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47.541622943848" calcext:value-type="float">
            <text:p>47.54162294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7.880602906558" calcext:value-type="float">
            <text:p>37.88060290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42.530859952542" calcext:value-type="float">
            <text:p>42.53085995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39.615577949461" calcext:value-type="float">
            <text:p>39.61557794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41.379934191793" calcext:value-type="float">
            <text:p>41.37993419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7.225009187626" calcext:value-type="float">
            <text:p>37.22500918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38.071758459031" calcext:value-type="float">
            <text:p>38.0717584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37.823015029568" calcext:value-type="float">
            <text:p>37.823015029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7.395681494784" calcext:value-type="float">
            <text:p>37.39568149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40.554159050004" calcext:value-type="float">
            <text:p>40.554159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2.428602674692" calcext:value-type="float">
            <text:p>42.42860267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6.413258691707" calcext:value-type="float">
            <text:p>36.41325869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3.531330215179" calcext:value-type="float">
            <text:p>43.531330215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7.495969429774" calcext:value-type="float">
            <text:p>37.495969429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44.74845968838" calcext:value-type="float">
            <text:p>44.74845968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44.247375930561" calcext:value-type="float">
            <text:p>44.24737593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6" calcext:value-type="float">
            <text:p>12886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41.878054846466" calcext:value-type="float">
            <text:p>41.87805484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50" calcext:value-type="float">
            <text:p>13350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40.861042256455" calcext:value-type="float">
            <text:p>40.86104225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4" calcext:value-type="float">
            <text:p>13814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37.214493181794" calcext:value-type="float">
            <text:p>37.21449318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8" calcext:value-type="float">
            <text:p>14278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39.267221209004" calcext:value-type="float">
            <text:p>39.2672212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2" calcext:value-type="float">
            <text:p>14742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9.903594432629" calcext:value-type="float">
            <text:p>39.90359443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6" calcext:value-type="float">
            <text:p>15206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35.293682679908" calcext:value-type="float">
            <text:p>35.293682679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70" calcext:value-type="float">
            <text:p>15670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39.088618797642" calcext:value-type="float">
            <text:p>39.08861879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4" calcext:value-type="float">
            <text:p>16134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41.634106741252" calcext:value-type="float">
            <text:p>41.63410674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8" calcext:value-type="float">
            <text:p>16598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40.583722826296" calcext:value-type="float">
            <text:p>40.58372282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2" calcext:value-type="float">
            <text:p>17062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39.152088269135" calcext:value-type="float">
            <text:p>39.15208826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4" calcext:value-type="float">
            <text:p>18544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38.868741099437" calcext:value-type="float">
            <text:p>38.86874109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10" calcext:value-type="float">
            <text:p>19010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42.777192170488" calcext:value-type="float">
            <text:p>42.77719217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4" calcext:value-type="float">
            <text:p>19474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43.754537558216" calcext:value-type="float">
            <text:p>43.75453755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8" calcext:value-type="float">
            <text:p>19938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9.400854677298" calcext:value-type="float">
            <text:p>39.40085467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2" calcext:value-type="float">
            <text:p>20402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39.407287080638" calcext:value-type="float">
            <text:p>39.40728708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6" calcext:value-type="float">
            <text:p>20866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40.316045013945" calcext:value-type="float">
            <text:p>40.31604501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30" calcext:value-type="float">
            <text:p>21330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41.936724333537" calcext:value-type="float">
            <text:p>41.936724333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4" calcext:value-type="float">
            <text:p>21794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40.927729086559" calcext:value-type="float">
            <text:p>40.92772908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8" calcext:value-type="float">
            <text:p>22258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9.863338052662" calcext:value-type="float">
            <text:p>39.86333805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2" calcext:value-type="float">
            <text:p>22722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41.924651690361" calcext:value-type="float">
            <text:p>41.92465169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6" calcext:value-type="float">
            <text:p>23186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40.761244917478" calcext:value-type="float">
            <text:p>40.76124491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39" calcext:value-type="float">
            <text:p>25639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40.254261635132" calcext:value-type="float">
            <text:p>40.25426163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4" calcext:value-type="float">
            <text:p>26864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39.252401983271" calcext:value-type="float">
            <text:p>39.25240198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8" calcext:value-type="float">
            <text:p>27328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40.212113968922" calcext:value-type="float">
            <text:p>40.21211396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2" calcext:value-type="float">
            <text:p>27792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39.137849632272" calcext:value-type="float">
            <text:p>39.13784963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6" calcext:value-type="float">
            <text:p>28256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39.249572596" calcext:value-type="float">
            <text:p>39.24957259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20" calcext:value-type="float">
            <text:p>28720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39.281971872228" calcext:value-type="float">
            <text:p>39.28197187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4" calcext:value-type="float">
            <text:p>29184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40.289144029329" calcext:value-type="float">
            <text:p>40.289144029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8" calcext:value-type="float">
            <text:p>29648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39.316613170695" calcext:value-type="float">
            <text:p>39.31661317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2" calcext:value-type="float">
            <text:p>30112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43.852546876945" calcext:value-type="float">
            <text:p>43.852546876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6" calcext:value-type="float">
            <text:p>30576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40.501773091011" calcext:value-type="float">
            <text:p>40.5017730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40" calcext:value-type="float">
            <text:p>31040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41.487186534732" calcext:value-type="float">
            <text:p>41.48718653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4" calcext:value-type="float">
            <text:p>31504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40.359896646456" calcext:value-type="float">
            <text:p>40.35989664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8" calcext:value-type="float">
            <text:p>31968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43.002042094094" calcext:value-type="float">
            <text:p>43.00204209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2" calcext:value-type="float">
            <text:p>32432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40.747750613869" calcext:value-type="float">
            <text:p>40.74775061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6" calcext:value-type="float">
            <text:p>32896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42.685286508468" calcext:value-type="float">
            <text:p>42.68528650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60" calcext:value-type="float">
            <text:p>33360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40.931612361194" calcext:value-type="float">
            <text:p>40.93161236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4" calcext:value-type="float">
            <text:p>33824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42.002144398311" calcext:value-type="float">
            <text:p>42.00214439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8" calcext:value-type="float">
            <text:p>34288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40.727741089959" calcext:value-type="float">
            <text:p>40.727741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2" calcext:value-type="float">
            <text:p>34752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40.44710873474" calcext:value-type="float">
            <text:p>40.44710873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8" calcext:value-type="float">
            <text:p>36268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41.592896631691" calcext:value-type="float">
            <text:p>41.59289663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2" calcext:value-type="float">
            <text:p>36762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42.81896563411" calcext:value-type="float">
            <text:p>42.81896563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6" calcext:value-type="float">
            <text:p>37226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8.827819787455" calcext:value-type="float">
            <text:p>38.82781978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90" calcext:value-type="float">
            <text:p>37690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40.197665342897" calcext:value-type="float">
            <text:p>40.197665342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4" calcext:value-type="float">
            <text:p>38154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41.655605011541" calcext:value-type="float">
            <text:p>41.65560501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8" calcext:value-type="float">
            <text:p>38618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9.554064487251" calcext:value-type="float">
            <text:p>39.55406448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2" calcext:value-type="float">
            <text:p>39082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40.915276592336" calcext:value-type="float">
            <text:p>40.91527659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6" calcext:value-type="float">
            <text:p>39546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37.095554894886" calcext:value-type="float">
            <text:p>37.095554894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10" calcext:value-type="float">
            <text:p>40010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40.352343036222" calcext:value-type="float">
            <text:p>40.352343036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4" calcext:value-type="float">
            <text:p>40474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41.497692322704" calcext:value-type="float">
            <text:p>41.49769232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8" calcext:value-type="float">
            <text:p>40938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41.090727557976" calcext:value-type="float">
            <text:p>41.0907275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2" calcext:value-type="float">
            <text:p>41402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40.356541859426" calcext:value-type="float">
            <text:p>40.35654185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6" calcext:value-type="float">
            <text:p>41866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42.492046504455" calcext:value-type="float">
            <text:p>42.492046504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30" calcext:value-type="float">
            <text:p>42330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43.497981856795" calcext:value-type="float">
            <text:p>43.497981856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4" calcext:value-type="float">
            <text:p>42794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41.637007911074" calcext:value-type="float">
            <text:p>41.63700791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8" calcext:value-type="float">
            <text:p>43258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42.157948667295" calcext:value-type="float">
            <text:p>42.15794866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2" calcext:value-type="float">
            <text:p>43722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8.970231608216" calcext:value-type="float">
            <text:p>38.97023160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6" calcext:value-type="float">
            <text:p>44186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42.564141061972" calcext:value-type="float">
            <text:p>42.56414106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50" calcext:value-type="float">
            <text:p>44650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38.830498807507" calcext:value-type="float">
            <text:p>38.83049880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4" calcext:value-type="float">
            <text:p>45114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39.010313296348" calcext:value-type="float">
            <text:p>39.01031329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8" calcext:value-type="float">
            <text:p>45578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41.228073568485" calcext:value-type="float">
            <text:p>41.22807356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2" calcext:value-type="float">
            <text:p>46042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40.177312211449" calcext:value-type="float">
            <text:p>40.17731221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7" calcext:value-type="float">
            <text:p>48297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41.055211445446" calcext:value-type="float">
            <text:p>41.055211445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2" calcext:value-type="float">
            <text:p>49522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43.116519167338" calcext:value-type="float">
            <text:p>43.11651916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6" calcext:value-type="float">
            <text:p>49986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6.87642709336" calcext:value-type="float">
            <text:p>36.87642709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50" calcext:value-type="float">
            <text:p>50450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40.731630123272" calcext:value-type="float">
            <text:p>40.73163012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4" calcext:value-type="float">
            <text:p>50914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40.146864206374" calcext:value-type="float">
            <text:p>40.14686420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8" calcext:value-type="float">
            <text:p>51378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40.430773068354" calcext:value-type="float">
            <text:p>40.43077306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2" calcext:value-type="float">
            <text:p>51842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41.324063199994" calcext:value-type="float">
            <text:p>41.32406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6" calcext:value-type="float">
            <text:p>52306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38.150862179229" calcext:value-type="float">
            <text:p>38.150862179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8" calcext:value-type="float">
            <text:p>53828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8.417818211482" calcext:value-type="float">
            <text:p>38.41781821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4" calcext:value-type="float">
            <text:p>54294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41.702873008414" calcext:value-type="float">
            <text:p>41.70287300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8" calcext:value-type="float">
            <text:p>54758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40.7040123204" calcext:value-type="float">
            <text:p>40.70401232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2" calcext:value-type="float">
            <text:p>55222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43.292319510427" calcext:value-type="float">
            <text:p>43.29231951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6" calcext:value-type="float">
            <text:p>55686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38.835036200875" calcext:value-type="float">
            <text:p>38.83503620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50" calcext:value-type="float">
            <text:p>56150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40.489934722411" calcext:value-type="float">
            <text:p>40.489934722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4" calcext:value-type="float">
            <text:p>56614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41.24271436079" calcext:value-type="float">
            <text:p>41.24271436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8" calcext:value-type="float">
            <text:p>57078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39.657908485041" calcext:value-type="float">
            <text:p>39.657908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2" calcext:value-type="float">
            <text:p>57542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38.210470123292" calcext:value-type="float">
            <text:p>38.21047012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6" calcext:value-type="float">
            <text:p>58006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40.837139488745" calcext:value-type="float">
            <text:p>40.837139488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70" calcext:value-type="float">
            <text:p>58470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40.651158731049" calcext:value-type="float">
            <text:p>40.651158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" meta:object-count="0"/>
    <meta:generator>LibreOffice/5.1.4.2$Linux_X86_64 LibreOffice_project/10m0$Build-2</meta:generator>
  </office:meta>
</office:document-meta>
</file>